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miri" svg:font-family="Amiri" style:font-pitch="variable"/>
    <style:font-face style:name="BlinkMacSystemFont" svg:font-family="BlinkMacSystemFont, apple-system, 'Segoe UI', Roboto, Oxygen, Ubuntu, Cantarell, 'Fira Sans', 'Droid Sans', 'Helvetica Neue', sans-serif"/>
    <style:font-face style:name="Cambria" svg:font-family="Cambria, 'Cambria Math', stixgeneral, 'Times New Roman', Times, serif"/>
    <style:font-face style:name="Javanese Text" svg:font-family="'Javanese T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Cambria, 'Times New Roman', Times, serif"/>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1" style:family="table-row">
      <style:table-row-properties style:min-row-height="1.005cm"/>
    </style:style>
    <style:style style:name="Table1.A1" style:family="table-cell">
      <style:table-cell-properties style:writing-mode="page"/>
    </style:style>
    <style:style style:name="P1" style:family="paragraph" style:parent-style-name="Heading_20_1">
      <style:paragraph-properties fo:margin-left="0cm" fo:margin-right="0cm" fo:margin-top="0.706cm" fo:margin-bottom="0.353cm" style:contextual-spacing="false" style:line-height-at-least="0.794cm" fo:orphans="2" fo:widows="2" fo:text-indent="0cm" style:auto-text-indent="false"/>
      <style:text-properties fo:font-variant="normal" fo:text-transform="none" fo:color="#000000" loext:opacity="100%" style:font-name="Cambria" fo:font-size="8pt" fo:font-style="normal" fo:font-weight="normal" style:font-size-asian="8pt" style:font-size-complex="8pt"/>
    </style:style>
    <style:style style:name="P2" style:family="paragraph" style:parent-style-name="Heading_20_1">
      <style:paragraph-properties fo:margin-left="0cm" fo:margin-right="0cm" fo:margin-top="0.706cm" fo:margin-bottom="0.353cm" style:contextual-spacing="false" style:line-height-at-least="0.794cm" fo:orphans="2" fo:widows="2" fo:text-indent="0cm" style:auto-text-indent="false"/>
      <style:text-properties fo:font-variant="normal" fo:text-transform="none" fo:color="#000000" loext:opacity="100%" style:font-name="Amiri" fo:font-size="8pt" fo:font-style="normal" fo:font-weight="normal" style:font-size-asian="8pt" style:font-size-complex="8pt"/>
    </style:style>
    <style:style style:name="P3" style:family="paragraph" style:parent-style-name="Text_20_body">
      <style:paragraph-properties fo:margin-left="0cm" fo:margin-right="0cm" fo:margin-top="0.706cm" fo:margin-bottom="0.353cm" style:contextual-spacing="false" style:line-height-at-least="0.794cm" fo:orphans="2" fo:widows="2" fo:text-indent="0cm" style:auto-text-indent="false"/>
      <style:text-properties fo:font-variant="normal" fo:text-transform="none" fo:color="#000000" loext:opacity="100%" style:font-name="Amiri" fo:font-size="8pt" fo:font-style="normal" fo:font-weight="normal" officeooo:rsid="001c2855" officeooo:paragraph-rsid="001c2855" style:font-size-asian="8pt" style:font-size-complex="8pt"/>
    </style:style>
    <style:style style:name="P4" style:family="paragraph" style:parent-style-name="Text_20_body">
      <style:paragraph-properties fo:margin-left="0cm" fo:margin-right="0cm" fo:margin-top="0.706cm" fo:margin-bottom="0.353cm" style:contextual-spacing="false" style:line-height-at-least="0.794cm" fo:orphans="2" fo:widows="2" fo:text-indent="0cm" style:auto-text-indent="false"/>
      <style:text-properties fo:font-variant="normal" fo:text-transform="none" fo:color="#000000" loext:opacity="100%" style:font-name="Agency FB" fo:font-size="8pt" fo:font-style="normal" fo:font-weight="normal" style:font-size-asian="8pt" style:font-size-complex="8pt"/>
    </style:style>
    <style:style style:name="P5" style:family="paragraph" style:parent-style-name="Heading_20_1">
      <style:paragraph-properties fo:margin-left="0cm" fo:margin-right="0cm" fo:margin-top="0cm" fo:margin-bottom="0cm" style:contextual-spacing="false" fo:line-height="140%" fo:orphans="2" fo:widows="2" fo:text-indent="0cm" style:auto-text-indent="false"/>
      <style:text-properties fo:font-variant="normal" fo:text-transform="none" fo:color="#212121" loext:opacity="100%" style:font-name="Merriweather" fo:font-size="8pt" fo:letter-spacing="normal" fo:font-style="normal" fo:font-weight="normal" style:font-size-asian="8pt" style:font-size-complex="8pt"/>
    </style:style>
    <style:style style:name="P6" style:family="paragraph" style:parent-style-name="Text_20_body">
      <style:paragraph-properties fo:margin-left="0cm" fo:margin-right="0cm" fo:margin-top="0cm" fo:margin-bottom="0cm" style:contextual-spacing="false" fo:line-height="140%" fo:orphans="2" fo:widows="2" fo:text-indent="0cm" style:auto-text-indent="false"/>
      <style:text-properties fo:font-variant="normal" fo:text-transform="none" fo:color="#212121" loext:opacity="100%" style:font-name="Merriweather" fo:font-size="8pt" fo:letter-spacing="normal" fo:font-style="normal" fo:font-weight="normal" style:font-size-asian="8pt" style:font-size-complex="8pt"/>
    </style:style>
    <style:style style:name="P7" style:family="paragraph" style:parent-style-name="Text_20_body">
      <style:paragraph-properties fo:margin-left="0cm" fo:margin-right="0cm" fo:margin-top="0cm" fo:margin-bottom="0cm" style:contextual-spacing="false" fo:line-height="140%" fo:orphans="2" fo:widows="2" fo:text-indent="0cm" style:auto-text-indent="false"/>
      <style:text-properties fo:font-variant="normal" fo:text-transform="none" fo:color="#212121" loext:opacity="100%" style:font-name="Merriweather" fo:font-size="8pt" fo:letter-spacing="normal" fo:font-style="normal" fo:font-weight="normal" officeooo:rsid="001c2855" officeooo:paragraph-rsid="001c2855" style:font-size-asian="8pt" style:font-size-complex="8pt"/>
    </style:style>
    <style:style style:name="P8" style:family="paragraph" style:parent-style-name="Table_20_Contents">
      <style:text-properties fo:font-size="8pt" officeooo:rsid="001a0ae1" officeooo:paragraph-rsid="001a0ae1" style:font-size-asian="8pt" style:font-size-complex="8pt"/>
    </style:style>
    <style:style style:name="P9" style:family="paragraph" style:parent-style-name="Table_20_Contents">
      <style:paragraph-properties fo:margin-left="0cm" fo:margin-right="0cm" fo:orphans="2" fo:widows="2" fo:text-indent="0cm" style:auto-text-indent="false"/>
      <style:text-properties fo:font-size="8pt" officeooo:rsid="001a0ae1" officeooo:paragraph-rsid="001a0ae1" style:font-size-asian="8pt" style:font-size-complex="8pt"/>
    </style:style>
    <style:style style:name="P10" style:family="paragraph" style:parent-style-name="Table_20_Contents">
      <style:text-properties fo:font-size="8pt" style:font-size-asian="8pt" style:font-size-complex="8pt"/>
    </style:style>
    <style:style style:name="P11" style:family="paragraph" style:parent-style-name="Table_20_Contents">
      <style:paragraph-properties fo:margin-left="0cm" fo:margin-right="0cm" fo:orphans="2" fo:widows="2" fo:text-indent="0cm" style:auto-text-indent="false"/>
      <style:text-properties fo:font-size="8pt" officeooo:rsid="001b267c" officeooo:paragraph-rsid="001b267c" style:font-size-asian="8pt" style:font-size-complex="8pt"/>
    </style:style>
    <style:style style:name="P12" style:family="paragraph" style:parent-style-name="Table_20_Contents">
      <style:paragraph-properties fo:margin-left="0cm" fo:margin-right="0cm" fo:orphans="2" fo:widows="2" fo:text-indent="0cm" style:auto-text-indent="false"/>
      <style:text-properties fo:font-size="8pt" officeooo:paragraph-rsid="001b267c" style:font-size-asian="8pt" style:font-size-complex="8pt"/>
    </style:style>
    <style:style style:name="P13" style:family="paragraph" style:parent-style-name="Table_20_Contents">
      <style:paragraph-properties fo:margin-left="0cm" fo:margin-right="0cm" fo:orphans="2" fo:widows="2" fo:text-indent="0cm" style:auto-text-indent="false"/>
      <style:text-properties fo:font-size="8pt" officeooo:paragraph-rsid="001c2855" style:font-size-asian="8pt" style:font-size-complex="8pt"/>
    </style:style>
    <style:style style:name="P14" style:family="paragraph" style:parent-style-name="Table_20_Contents">
      <style:text-properties fo:font-size="8pt" officeooo:rsid="001c2855" officeooo:paragraph-rsid="001c2855" style:font-size-asian="8pt" style:font-size-complex="8pt"/>
    </style:style>
    <style:style style:name="P15" style:family="paragraph" style:parent-style-name="Table_20_Contents">
      <style:text-properties officeooo:rsid="001a0ae1" officeooo:paragraph-rsid="001a0ae1"/>
    </style:style>
    <style:style style:name="P16" style:family="paragraph" style:parent-style-name="Table_20_Contents">
      <style:text-properties style:font-name="Javanese Text" fo:font-size="8pt" officeooo:rsid="001a0ae1" officeooo:paragraph-rsid="001a0ae1" style:font-size-asian="8pt" style:font-size-complex="8pt"/>
    </style:style>
    <style:style style:name="P17" style:family="paragraph" style:parent-style-name="Table_20_Contents">
      <style:text-properties officeooo:paragraph-rsid="001a0ae1"/>
    </style:style>
    <style:style style:name="P18" style:family="paragraph" style:parent-style-name="Table_20_Contents">
      <style:paragraph-properties fo:margin-left="0cm" fo:margin-right="0cm" fo:orphans="2" fo:widows="2" fo:text-indent="0cm" style:auto-text-indent="false"/>
      <style:text-properties style:font-name="Liberation Sans" fo:font-size="6pt" style:font-size-asian="6pt" style:font-size-complex="6pt"/>
    </style:style>
    <style:style style:name="P19" style:family="paragraph" style:parent-style-name="Table_20_Contents">
      <style:paragraph-properties fo:margin-left="0cm" fo:margin-right="0cm" fo:orphans="2" fo:widows="2" fo:text-indent="0cm" style:auto-text-indent="false"/>
      <style:text-properties style:font-name="Liberation Sans" fo:font-size="6pt" officeooo:paragraph-rsid="001b267c" style:font-size-asian="6pt" style:font-size-complex="6pt"/>
    </style:style>
    <style:style style:name="P20" style:family="paragraph" style:parent-style-name="Table_20_Contents">
      <style:paragraph-properties fo:margin-left="0cm" fo:margin-right="0cm" fo:orphans="2" fo:widows="2" fo:text-indent="0cm" style:auto-text-indent="false"/>
      <style:text-properties fo:font-variant="normal" fo:text-transform="none" fo:color="#212121" loext:opacity="100%" style:font-name="Cambria" fo:font-size="8pt" fo:letter-spacing="normal" fo:font-style="normal" fo:font-weight="normal" officeooo:rsid="001a0ae1" officeooo:paragraph-rsid="001b267c" style:font-size-asian="8pt" style:font-size-complex="8pt"/>
    </style:style>
    <style:style style:name="P21" style:family="paragraph" style:parent-style-name="Table_20_Contents">
      <style:paragraph-properties fo:margin-left="0cm" fo:margin-right="0cm" fo:orphans="2" fo:widows="2" fo:text-indent="0cm" style:auto-text-indent="false"/>
      <style:text-properties fo:font-variant="normal" fo:text-transform="none" fo:color="#212121" loext:opacity="100%" style:font-name="Cambria" fo:font-size="8pt" fo:letter-spacing="normal" fo:font-style="normal" fo:font-weight="normal" officeooo:paragraph-rsid="001c2855" style:font-size-asian="8pt" style:font-size-complex="8pt"/>
    </style:style>
    <style:style style:name="P22" style:family="paragraph" style:parent-style-name="Table_20_Contents">
      <style:paragraph-properties fo:margin-left="0cm" fo:margin-right="0cm" fo:orphans="2" fo:widows="2" fo:text-indent="0cm" style:auto-text-indent="false"/>
      <style:text-properties fo:font-variant="normal" fo:text-transform="none" fo:color="#212121" loext:opacity="100%" style:font-name="BlinkMacSystemFont" fo:font-size="8pt" fo:letter-spacing="normal" fo:font-style="normal" fo:font-weight="normal" officeooo:rsid="001a0ae1" officeooo:paragraph-rsid="001b267c" style:font-size-asian="8pt" style:font-size-complex="8pt"/>
    </style:style>
    <style:style style:name="P23" style:family="paragraph" style:parent-style-name="Table_20_Contents">
      <style:paragraph-properties fo:margin-left="0cm" fo:margin-right="0cm" fo:orphans="2" fo:widows="2" fo:text-indent="0cm" style:auto-text-indent="false"/>
      <style:text-properties fo:font-variant="normal" fo:text-transform="none" fo:color="#212121" loext:opacity="100%" style:font-name="Liberation Sans" fo:font-size="6pt" fo:letter-spacing="normal" fo:font-style="normal" fo:font-weight="normal" officeooo:paragraph-rsid="001b267c" style:font-size-asian="6pt" style:font-size-complex="6pt"/>
    </style:style>
    <style:style style:name="P24" style:family="paragraph" style:parent-style-name="Table_20_Contents">
      <style:text-properties fo:font-size="8pt" officeooo:rsid="001c2855" officeooo:paragraph-rsid="001c2855" style:font-size-asian="8pt" style:font-size-complex="8pt"/>
    </style:style>
    <style:style style:name="T1" style:family="text">
      <style:text-properties officeooo:rsid="001a0ae1"/>
    </style:style>
    <style:style style:name="T2" style:family="text">
      <style:text-properties fo:font-variant="normal" fo:text-transform="none" fo:color="#212121" loext:opacity="100%" fo:letter-spacing="normal"/>
    </style:style>
    <style:style style:name="T3" style:family="text">
      <style:text-properties fo:font-variant="normal" fo:text-transform="none" fo:color="#212121" loext:opacity="100%" fo:letter-spacing="normal" fo:font-style="normal" fo:font-weight="normal"/>
    </style:style>
    <style:style style:name="T4" style:family="text">
      <style:text-properties fo:font-variant="normal" fo:text-transform="none" fo:color="#212121" loext:opacity="100%" fo:letter-spacing="normal" fo:font-style="normal" fo:font-weight="normal" officeooo:rsid="001a0ae1"/>
    </style:style>
    <style:style style:name="T5" style:family="text">
      <style:text-properties fo:font-variant="normal" fo:text-transform="none" fo:color="#212121" loext:opacity="100%" fo:letter-spacing="normal" fo:font-style="normal" fo:font-weight="normal" officeooo:rsid="001b267c"/>
    </style:style>
    <style:style style:name="T6" style:family="text">
      <style:text-properties fo:font-variant="normal" fo:text-transform="none" fo:color="#212121" loext:opacity="100%" style:font-name="Cambria" fo:font-size="10pt" fo:letter-spacing="normal" fo:font-style="normal" fo:font-weight="normal"/>
    </style:style>
    <style:style style:name="T7" style:family="text">
      <style:text-properties fo:font-variant="normal" fo:text-transform="none" fo:color="#212121" loext:opacity="100%" style:font-name="Cambria" fo:letter-spacing="normal" fo:font-style="normal" fo:font-weight="normal"/>
    </style:style>
    <style:style style:name="T8" style:family="text">
      <style:text-properties fo:font-variant="normal" fo:text-transform="none" fo:color="#212121" loext:opacity="100%" style:font-name="Cambria" fo:font-size="8pt" fo:letter-spacing="normal" fo:font-style="normal" fo:font-weight="normal" style:font-size-asian="8pt" style:font-size-complex="8pt"/>
    </style:style>
    <style:style style:name="T9" style:family="text">
      <style:text-properties fo:font-variant="normal" fo:text-transform="none" fo:color="#212121" loext:opacity="100%" style:font-name="Cambria" fo:font-size="8pt" fo:letter-spacing="normal" fo:font-style="normal" fo:font-weight="normal" officeooo:rsid="001a0ae1" style:font-size-asian="8pt" style:font-size-complex="8pt"/>
    </style:style>
    <style:style style:name="T10" style:family="text">
      <style:text-properties fo:font-variant="normal" fo:text-transform="none" fo:color="#212121" loext:opacity="100%" style:font-name="BlinkMacSystemFont" fo:letter-spacing="normal" fo:font-style="normal" fo:font-weight="normal"/>
    </style:style>
    <style:style style:name="T11" style:family="text">
      <style:text-properties fo:font-variant="normal" fo:text-transform="none" fo:color="#212121" loext:opacity="100%" style:font-name="BlinkMacSystemFont" fo:letter-spacing="normal" fo:font-style="normal" fo:font-weight="normal" officeooo:rsid="001b267c"/>
    </style:style>
    <style:style style:name="T12" style:family="text">
      <style:text-properties fo:font-variant="normal" fo:text-transform="none" fo:color="#212121" loext:opacity="100%" style:font-name="BlinkMacSystemFont" fo:letter-spacing="normal" fo:font-style="normal" fo:font-weight="normal" officeooo:rsid="001c2855"/>
    </style:style>
    <style:style style:name="T13" style:family="text">
      <style:text-properties fo:font-variant="normal" fo:text-transform="none" fo:color="#205493" loext:opacity="100%" style:text-line-through-style="none" style:text-line-through-type="none" style:font-name="BlinkMacSystemFont" fo:letter-spacing="normal" fo:font-style="normal" style:text-underline-style="none" fo:font-weight="normal" style:text-blinking="false" fo:background-color="#ffffff" loext:char-shading-value="0" loext:padding="0cm" loext:border="none"/>
    </style:style>
    <style:style style:name="T14" style:family="text">
      <style:text-properties fo:font-variant="normal" fo:text-transform="none" fo:color="#5b616b" loext:opacity="100%" style:text-line-through-style="none" style:text-line-through-type="none" style:font-name="BlinkMacSystemFont" fo:letter-spacing="normal" fo:font-style="normal" style:text-underline-style="none" fo:font-weight="normal" style:text-blinking="false" fo:background-color="#ffffff" loext:char-shading-value="0" loext:padding="0cm" loext:border="none"/>
    </style:style>
    <style:style style:name="T15" style:family="text">
      <style:text-properties fo:font-variant="normal" fo:text-transform="none" fo:color="#5b616b" loext:opacity="100%" style:font-name="BlinkMacSystemFont" fo:letter-spacing="normal" fo:font-style="normal" fo:font-weight="normal"/>
    </style:style>
    <style:style style:name="T16" style:family="text">
      <style:text-properties fo:font-variant="normal" fo:text-transform="none" fo:color="#000080" loext:opacity="100%" style:text-line-through-style="none" style:text-line-through-type="none" style:font-name="BlinkMacSystemFont" fo:letter-spacing="normal" fo:font-style="normal" style:text-underline-style="solid" style:text-underline-width="auto" style:text-underline-color="font-color" fo:font-weight="normal" style:text-blinking="false" fo:background-color="#ffffff" loext:char-shading-value="0" loext:padding="0cm" loext:border="none"/>
    </style:style>
    <style:style style:name="T17" style:family="text">
      <style:text-properties fo:font-size="8pt" style:font-size-asian="8pt" style:font-size-complex="8pt"/>
    </style:style>
    <style:style style:name="T18" style:family="text">
      <style:text-properties style:font-name="BlinkMacSystemFont"/>
    </style:style>
    <style:style style:name="T19" style:family="text">
      <style:text-properties officeooo:rsid="001c2855"/>
    </style:style>
    <style:style style:name="T20" style:family="text">
      <style:text-properties style:font-name="Amiri"/>
    </style:style>
    <style:style style:name="T21" style:family="text">
      <style:text-properties style:font-name="Amiri" officeooo:rsid="001c2855"/>
    </style:style>
    <style:style style:name="T22"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style-name="Table1.1">
          <table:table-cell table:style-name="Table1.A1" office:value-type="string">
            <text:p text:style-name="P16">Paper(Author, title, date)</text:p>
          </table:table-cell>
          <table:table-cell table:style-name="Table1.A1" office:value-type="string">
            <text:p text:style-name="P16">Who</text:p>
          </table:table-cell>
          <table:table-cell table:style-name="Table1.A1" office:value-type="string">
            <text:p text:style-name="P16">When</text:p>
          </table:table-cell>
          <table:table-cell table:style-name="Table1.A1" office:value-type="string">
            <text:p text:style-name="P16">Where</text:p>
          </table:table-cell>
          <table:table-cell table:style-name="Table1.A1" office:value-type="string">
            <text:p text:style-name="P16">What</text:p>
          </table:table-cell>
          <table:table-cell table:style-name="Table1.A1" office:value-type="string">
            <text:p text:style-name="P16">Finding</text:p>
          </table:table-cell>
        </table:table-row>
        <table:table-row>
          <table:table-cell table:style-name="Table1.A1" office:value-type="string">
            <text:h text:style-name="P1" text:outline-level="1">Association Between Screen Time and Children’s Performance on a Developmental Screening Test</text:h>
            <text:p text:style-name="P9">Madigan.S 2019</text:p>
            <text:p text:style-name="P9"/>
            <text:p text:style-name="P9">https://www.ncbi.nlm.nih.gov/pmc/articles/PMC6439882/</text:p>
          </table:table-cell>
          <table:table-cell table:style-name="Table1.A1" office:value-type="string">
            <text:p text:style-name="P17"><text:span text:style-name="T9">2441 mothers and children</text:span><text:span text:style-name="T6"> </text:span><text:span text:style-name="T8">aged 24, 36, and 60 months</text:span> </text:p>
          </table:table-cell>
          <table:table-cell table:style-name="Table1.A1" office:value-type="string">
            <text:p text:style-name="P8">Developmental screening test</text:p>
            <text:p text:style-name="P8"/>
            <text:p text:style-name="P8"><text:span text:style-name="T7">October 20, 2011, and October 6, 2016</text:span> </text:p>
          </table:table-cell>
          <table:table-cell table:style-name="Table1.A1" office:value-type="string">
            <text:p text:style-name="P8"><text:span text:style-name="T7">Calgary, Alberta, Canada</text:span> </text:p>
          </table:table-cell>
          <table:table-cell table:style-name="Table1.A1" office:value-type="string">
            <text:p text:style-name="P8">Association with screen Time and performance </text:p>
          </table:table-cell>
          <table:table-cell table:style-name="Table1.A1" office:value-type="string">
            <text:p text:style-name="P10"><text:span text:style-name="T7">A random-intercepts, cross-lagged panel model revealed that higher levels of screen time at 24 and 36 months were significantly associated with poorer performance on developmental screening tests at 36 months</text:span> </text:p>
            <text:p text:style-name="P10"/>
            <text:p text:style-name="P10"><text:span text:style-name="T7">The results of this study support the directional association between screen time and child development. Recommendations include encouraging family media plans, as well as managing screen time, to offset the potential consequences of excess use.</text:span> </text:p>
          </table:table-cell>
        </table:table-row>
        <table:table-row>
          <table:table-cell table:style-name="Table1.A1" office:value-type="string">
            <text:h text:style-name="P5" text:outline-level="1">Screen time and physical activity in children and adolescents aged 10-15 years</text:h>
            <text:p text:style-name="P10"><text:a xlink:type="simple" xlink:href="https://pubmed.ncbi.nlm.nih.gov/34242329/" text:style-name="Internet_20_link" text:visited-style-name="Visited_20_Internet_20_Link">https://pubmed.ncbi.nlm.nih.gov/34242329/</text:a></text:p>
            <text:p text:style-name="P10"><text:span text:style-name="T13"><text:s/></text:span><text:a xlink:type="simple" xlink:href="https://pubmed.ncbi.nlm.nih.gov/?term=Dahlgren+A&amp;cauthor_id=34242329" text:style-name="Internet_20_link" text:visited-style-name="Visited_20_Internet_20_Link"><text:span text:style-name="T16">Dahlgren</text:span></text:a><text:span text:style-name="T14">.</text:span><text:span text:style-name="T1">A</text:span></text:p>
            <text:p text:style-name="P10"><text:span text:style-name="T15">2021 Jul</text:span> </text:p>
          </table:table-cell>
          <table:table-cell table:style-name="Table1.A1" office:value-type="string">
            <text:h text:style-name="P5" text:outline-level="1"><text:span text:style-name="T18">121</text:span> <text:span text:style-name="T1">c</text:span>hildren and adolescents aged 10-15 years</text:h>
            <text:p text:style-name="P10"/>
          </table:table-cell>
          <table:table-cell table:style-name="Table1.A1" office:value-type="string">
            <text:p text:style-name="P11">Seven consecutive days <text:span text:style-name="T19">with 10-15 year old</text:span> in April 2<text:span text:style-name="T19">019</text:span></text:p>
          </table:table-cell>
          <table:table-cell table:style-name="Table1.A1" office:value-type="string">
            <text:p text:style-name="P20">Karolinska Institutet.</text:p>
            <text:p text:style-name="P22"/>
            <text:p text:style-name="P22"/>
            <text:p text:style-name="P12"><text:span text:style-name="T11">Involved 2</text:span><text:span text:style-name="T10"> schools in Stockholm County, Sweden. </text:span></text:p>
          </table:table-cell>
          <table:table-cell table:style-name="Table1.A1" office:value-type="string">
            <text:p text:style-name="P15"><text:span text:style-name="T17">Association between excess screen time and low levels of physical activity</text:span> </text:p>
          </table:table-cell>
          <table:table-cell table:style-name="Table1.A1" office:value-type="string">
            <text:p text:style-name="P18"><text:span text:style-name="T4">F</text:span><text:span text:style-name="T3">ound no association between smartphone screen time and physical activity.</text:span> </text:p>
            <text:p text:style-name="P18"/>
            <text:p text:style-name="P23">However, girls aged 14-15 years, had more smartphone screen time and were significantly more physically active than girls aged 10-12 years. </text:p>
            <text:p text:style-name="P23"/>
            <text:p text:style-name="P19"><text:span text:style-name="T5">B</text:span><text:span text:style-name="T3">oys reported more than five times more time spent on computer and video games than girls did.</text:span> </text:p>
          </table:table-cell>
        </table:table-row>
        <table:table-row>
          <table:table-cell table:style-name="Table1.A1" office:value-type="string">
            <text:h text:style-name="P2" text:outline-level="1"><text:span text:style-name="T19">S</text:span>creen Time for Children and Adolescents During the Coronavirus Disease 2019 Pandemic</text:h>
            <text:p text:style-name="P4"><text:a xlink:type="simple" xlink:href="https://www.ncbi.nlm.nih.gov/pmc/articles/PMC7283714/" text:style-name="Internet_20_link" text:visited-style-name="Visited_20_Internet_20_Link"><text:span text:style-name="T20">https://www.ncbi.nlm.nih.gov/pmc/articles/PMC7283714/</text:span></text:a><text:span text:style-name="T21">Nagata.J.M</text:span></text:p>
            <text:p text:style-name="P3"><text:soft-page-break/>September 2020</text:p>
            <text:p text:style-name="P10"/>
          </table:table-cell>
          <table:table-cell table:style-name="Table1.A1" office:value-type="string">
            <text:p text:style-name="P14">Children and adolescents</text:p>
          </table:table-cell>
          <table:table-cell table:style-name="Table1.A1" office:value-type="string">
            <text:p text:style-name="P14">During 2019 COVID pandemic lockdown </text:p>
          </table:table-cell>
          <table:table-cell table:style-name="Table1.A1" office:value-type="string">
            <text:p text:style-name="P14">Online</text:p>
          </table:table-cell>
          <table:table-cell table:style-name="Table1.A1" office:value-type="string">
            <text:p text:style-name="P14">Trends in screen time for children and adolescents during the pandemic </text:p>
          </table:table-cell>
          <table:table-cell table:style-name="Table1.A1" office:value-type="string">
            <text:p text:style-name="P14">Excessive screen time is associated with cardiovascular risk factors such as high blood pressure, insulin resistance and obesity</text:p>
          </table:table-cell>
        </table:table-row>
        <table:table-row>
          <table:table-cell table:style-name="Table1.A1" office:value-type="string">
            <text:h text:style-name="P5" text:outline-level="1">Night-time screen-based media device use and adolescents' sleep and health-related quality of life</text:h>
            <text:p text:style-name="P6"/>
            <text:p text:style-name="P6"><text:a xlink:type="simple" xlink:href="https://pubmed.ncbi.nlm.nih.gov/30640131/" text:style-name="Internet_20_link" text:visited-style-name="Visited_20_Internet_20_Link">https://pubmed.ncbi.nlm.nih.gov/30640131/</text:a></text:p>
            <text:p text:style-name="P6"/>
            <text:p text:style-name="P7">Barker M.M</text:p>
            <text:p text:style-name="P7">March 2019</text:p>
            <text:p text:style-name="P10"/>
          </table:table-cell>
          <table:table-cell table:style-name="Table1.A1" office:value-type="string">
            <text:p text:style-name="P14">Adolescents (11-12YO)</text:p>
            <text:p text:style-name="P14"><text:span text:style-name="T10">6616 adolescents from 39 schools</text:span> </text:p>
          </table:table-cell>
          <table:table-cell table:style-name="Table1.A1" office:value-type="string">
            <text:p text:style-name="P10"><text:span text:style-name="T10">participating in the Study of Cognition Adolescents and Mobile Phone (SCAMP</text:span><text:span text:style-name="T12">)</text:span></text:p>
          </table:table-cell>
          <table:table-cell table:style-name="Table1.A1" office:value-type="string">
            <text:p text:style-name="P10"><text:span text:style-name="T10">London, United Kingdom</text:span> </text:p>
          </table:table-cell>
          <table:table-cell table:style-name="Table1.A1" office:value-type="string">
            <text:p text:style-name="P14">Association between night time screen based media and issues with sleep and help</text:p>
          </table:table-cell>
          <table:table-cell table:style-name="Table1.A1" office:value-type="string">
            <text:p text:style-name="P14">Found an association between night time screen based usage and poor sleep outcomes and poor health and quality of life over a prolonged period. </text:p>
            <text:p text:style-name="P14"/>
            <text:p text:style-name="P14"><text:span text:style-name="T10">Stronger corrolation when SBMD used occurred in a dark room versus a lit room.</text:span> </text:p>
          </table:table-cell>
        </table:table-row>
        <table:table-row>
          <table:table-cell table:style-name="Table1.A1" office:value-type="string">
            <text:h text:style-name="P5" text:outline-level="1">Recreational Screen Time and Anxiety among College Athletes: Findings from Shanghai</text:h>
            <text:p text:style-name="P6"/>
            <text:p text:style-name="P7">Gao Y</text:p>
            <text:p text:style-name="P7">13 Jul 2021</text:p>
            <text:p text:style-name="Table_20_Contents"/>
          </table:table-cell>
          <table:table-cell table:style-name="Table1.A1" office:value-type="string">
            <text:p text:style-name="P14">College Athletes</text:p>
            <text:p text:style-name="P14"/>
            <text:p text:style-name="P14">17-25 YO</text:p>
          </table:table-cell>
          <table:table-cell table:style-name="Table1.A1" office:value-type="string">
            <text:p text:style-name="P10"/>
          </table:table-cell>
          <table:table-cell table:style-name="Table1.A1" office:value-type="string">
            <text:p text:style-name="P14">Shanghai</text:p>
          </table:table-cell>
          <table:table-cell table:style-name="Table1.A1" office:value-type="string">
            <text:p text:style-name="P14">Relationship between recreational screen time and anxiety amongst college athletes</text:p>
          </table:table-cell>
          <table:table-cell table:style-name="Table1.A1" office:value-type="string">
            <text:p text:style-name="P13"><text:span text:style-name="T2"> </text:span><text:span text:style-name="T7">research found that excessive recreational screen time is a risk factor for student athletes’ dispositional anxiety, pre-competition anxiety, and during-competition anxiety</text:span></text:p>
            <text:p text:style-name="P21"/>
            <text:p text:style-name="P13"><text:span text:style-name="T7"> Student athletes with 3–5 h per day of recreational screen time and those with more than five hours of recreational screen time reported significantly higher levels of pre-competition anxiety than those with no recreational screen time. </text:span><text:s/></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Amiri" svg:font-family="Amiri" style:font-pitch="variable"/>
    <style:font-face style:name="BlinkMacSystemFont" svg:font-family="BlinkMacSystemFont, apple-system, 'Segoe UI', Roboto, Oxygen, Ubuntu, Cantarell, 'Fira Sans', 'Droid Sans', 'Helvetica Neue', sans-serif"/>
    <style:font-face style:name="Cambria" svg:font-family="Cambria, 'Cambria Math', stixgeneral, 'Times New Roman', Times, serif"/>
    <style:font-face style:name="Javanese Text" svg:font-family="'Javanese T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Cambria, 'Times New Roman', Times, serif"/>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andscape"/>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2T12:05:01.104000000</meta:creation-date>
    <dc:date>2023-08-08T12:28:19.270000000</dc:date>
    <meta:editing-duration>PT2H3M37S</meta:editing-duration>
    <meta:editing-cycles>4</meta:editing-cycles>
    <meta:generator>LibreOffice/7.5.5.2$Windows_X86_64 LibreOffice_project/ca8fe7424262805f223b9a2334bc7181abbcbf5e</meta:generator>
    <meta:document-statistic meta:table-count="1" meta:image-count="0" meta:object-count="0" meta:page-count="2" meta:paragraph-count="56" meta:word-count="450" meta:character-count="3214" meta:non-whitespace-character-count="2798"/>
  </office:meta>
</office:document-meta>
</file>